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1_20-07-50_000.jpg</text:p>
          </table:table-cell>
          <table:table-cell table:style-name="ce19" office:value-type="string">
            <text:p>:m :篠笛,shinobue #*# / session-memo / s.1:prac,for=finger-movement,Re+,tempo=~,other=~,key=~,notes=~,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:篠笛,shinobue #*# / session-memo / s.1:prac,for=finger-movement,Re+,tempo=~,other=~,key=~,notes=~,R=~">
            <text:p>:m :篠笛,shinobue #*# / session-memo / s.1:prac,for=finger-movement,Re+,tempo=~,other=~,key=~,notes=~,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1_20-56-23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2_00-21-41_000.jpg</text:p>
          </table:table-cell>
          <table:table-cell table:style-name="ce12" office:value-type="string">
            <text:p>:m #*# RES / JVEMV6 64#140-7.2;140-7.3 / 『煙草問屋扱方一件他』；『和田村操芝居不合書控』 / w=右之通天保～卯九月;w=和田村操芝居承合～十七日著 / p.~ / topic=~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#*# RES / JVEMV6 64#140-7.2;140-7.3 / 『煙草問屋扱方一件他』；『和田村操芝居不合書控』 / w=右之通天保～卯九月;w=和田村操芝居承合～十七日著 / p.~ / topic=~,other=~">
            <text:p>:m #*# RES / JVEMV6 64#140-7.2;140-7.3 / 『煙草問屋扱方一件他』；『和田村操芝居不合書控』 / w=右之通天保～卯九月;w=和田村操芝居承合～十七日著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2_02-23-10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2_02-23-25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2_02-23-31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2_05-24-25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2_07-59-45_000.jpg</text:p>
          </table:table-cell>
          <table:table-cell table:style-name="ce19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2_08-15-05_000.jpg</text:p>
          </table:table-cell>
          <table:table-cell table:style-name="ce19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12_11-23-00_000.jpg</text:p>
          </table:table-cell>
          <table:table-cell table:style-name="ce20" office:value-type="string">
            <text:p>:m RES 1*1 / free# JVEMV6 68#_154:1 / 68. theoretical-physics(tp) / w=~;,topics=微分方程式；完全形(eman),other=calc+,s=~,i=~,doc=r-9-1~10.5#3.3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1*1 / free# JVEMV6 68#_154:1 / 68. theoretical-physics(tp) / w=~;,topics=微分方程式；完全形(eman),other=calc+,s=~,i=~,doc=r-9-1~10.5#3.3">
            <text:p>:m RES 1*1 / free# JVEMV6 68#_154:1 / 68. theoretical-physics(tp) / w=~;,topics=微分方程式；完全形(eman),other=calc+,s=~,i=~,doc=r-9-1~10.5#3.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12_12-22-08_000.jpg</text:p>
          </table:table-cell>
          <table:table-cell table:style-name="ce20" office:value-type="string">
            <text:p>:m #*# RES / JVEMV6 64#140-7.3 / 『和田村操芝居不合書控』 / w=申上覚～書付を以申出候 / p.~ / topic=~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#*# RES / JVEMV6 64#140-7.3 / 『和田村操芝居不合書控』 / w=申上覚～書付を以申出候 / p.~ / topic=~,other=~">
            <text:p>:m #*# RES / JVEMV6 64#140-7.3 / 『和田村操芝居不合書控』 / w=申上覚～書付を以申出候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12_12-47-17_000.jpg</text:p>
          </table:table-cell>
          <table:table-cell table:style-name="ce19" office:value-type="string">
            <text:p><text:s/>:m 食べた物 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12_17-13-54_000.jpg</text:p>
          </table:table-cell>
          <table:table-cell table:style-name="ce20" office:value-type="string">
            <text:p>:m RES 1*2 / free# JVEMV6 68#_154:2 / 68. theoretical-physics(tp) / w=~;,topics=微分方程式；積分因子(eman),other=calc+,s=~,i=~,doc=r-9-1~10.6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1*2 / free# JVEMV6 68#_154:2 / 68. theoretical-physics(tp) / w=~;,topics=微分方程式；積分因子(eman),other=calc+,s=~,i=~,doc=r-9-1~10.6">
            <text:p>:m RES 1*2 / free# JVEMV6 68#_154:2 / 68. theoretical-physics(tp) / w=~;,topics=微分方程式；積分因子(eman),other=calc+,s=~,i=~,doc=r-9-1~10.6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12_17-14-15_000.jpg</text:p>
          </table:table-cell>
          <table:table-cell table:style-name="ce20" office:value-type="string">
            <text:p>:m RES 2*2 / free# JVEMV6 68#_154:2 / 68. theoretical-physics(tp) / w=~;,topics=微分方程式；積分因子(eman),other=calc+,s=~,i=~,doc=r-9-1~10.6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RES 2*2 / free# JVEMV6 68#_154:2 / 68. theoretical-physics(tp) / w=~;,topics=微分方程式；積分因子(eman),other=calc+,s=~,i=~,doc=r-9-1~10.6">
            <text:p>:m RES 2*2 / free# JVEMV6 68#_154:2 / 68. theoretical-physics(tp) / w=~;,topics=微分方程式；積分因子(eman),other=calc+,s=~,i=~,doc=r-9-1~10.6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12_18-12-29_000.mp4</text:p>
          </table:table-cell>
          <table:table-cell table:style-name="ce20" office:value-type="string">
            <text:p>:VIDEO / @自室 / 記録 / jap.flute / 演奏、play / R=1 / todays-melody,genr=~,for=~,Re+,other=~;sounds:~,file-id=2022-01-09_18-06-04_000.mp4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:VIDEO / @自室 / 記録 / jap.flute / 演奏、play / R=1 / todays-melody,genr=~,for=~,Re+,other=~;sounds:~,file-id=2022-01-09_18-06-04_000.mp4">
            <text:p>:VIDEO / @自室 / 記録 / jap.flute / 演奏、play / R=1 / todays-melody,genr=~,for=~,Re+,other=~;sounds:~,file-id=2022-01-09_18-06-04_000.mp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12_18-23-17_000.mp4</text:p>
          </table:table-cell>
          <table:table-cell table:style-name="ce20" office:value-type="string">
            <text:p>:VIDEO / @自室 / 記録 / jap.flute / 演奏、play / R=2 / todays-melody,genr=~,for=~,Re+,other=~;sounds:~,file-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2 / todays-melody,genr=~,for=~,Re+,other=~;sounds:~,file-id=~">
            <text:p>:VIDEO / @自室 / 記録 / jap.flute / 演奏、play / R=2 / todays-melody,genr=~,for=~,Re+,other=~;sounds:~,file-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12_18-39-06_000.mp4</text:p>
          </table:table-cell>
          <table:table-cell table:style-name="ce20" office:value-type="string">
            <text:p>:VIDEO / @自室 / 記録 / jap.flute / 演奏、play / R=3 / todays-melody,genr=~,for=~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3 / todays-melody,genr=~,for=~,Re+,other=~;sounds:~,file-id=~">
            <text:p>:VIDEO / @自室 / 記録 / jap.flute / 演奏、play / R=3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12_18-52-06_000.mp4</text:p>
          </table:table-cell>
          <table:table-cell table:style-name="ce20" office:value-type="string">
            <text:p>:VIDEO / @自室 / 記録 / jap.flute / 演奏、play / R=4 / todays-melody,genr=~,for=~,Re+,other=~;sounds:~,file-id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VIDEO / @自室 / 記録 / jap.flute / 演奏、play / R=4 / todays-melody,genr=~,for=~,Re+,other=~;sounds:~,file-id=~">
            <text:p>:VIDEO / @自室 / 記録 / jap.flute / 演奏、play / R=4 / todays-melody,genr=~,for=~,Re+,other=~;sounds:~,file-id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12_19-08-08_000.mp4</text:p>
          </table:table-cell>
          <table:table-cell table:style-name="ce20" office:value-type="string">
            <text:p>:VIDEO / @自室 / 記録 / jap.flute-bamboo / 演奏、play / R=1 / genr=todays-melody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VIDEO / @自室 / 記録 / jap.flute-bamboo / 演奏、play / R=1 / genr=todays-melody,Re+,other=~">
            <text:p>:VIDEO / @自室 / 記録 / jap.flute-bamboo / 演奏、play / R=1 / genr=todays-melody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2022/01/13</text:date>, <text:time>00:4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3T00:44:56.89</dc:date>
    <dc:creator>iwabuchi ken</dc:creator>
    <meta:editing-duration>P41DT23H15M24S</meta:editing-duration>
    <meta:editing-cycles>14211</meta:editing-cycles>
    <meta:document-statistic meta:table-count="1" meta:cell-count="459" meta:object-count="0"/>
    <meta:user-defined meta:name="qrichtext">1</meta:user-defined>
  </office:meta>
</office:document-meta>
</file>